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3.5cm" svg:height="10.2cm" svg:x="2.5cm" svg:y="3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65cm" svg:x="8.4cm" svg:y="1.7cm">
          <draw:text-box>
            <text:p><text:span text:style-name="T1">Im[Z]</text:span></text:p>
          </draw:text-box>
        </draw:frame>
        <draw:frame draw:style-name="gr2" draw:text-style-name="P2" draw:layer="layout" svg:width="2.7cm" svg:height="1.65cm" svg:x="15.9cm" svg:y="7.8cm">
          <draw:text-box>
            <text:p><text:span text:style-name="T1">Re[Z]</text:span></text:p>
          </draw:text-box>
        </draw:frame>
        <draw:custom-shape draw:style-name="gr3" draw:text-style-name="P1" draw:layer="layout" svg:width="4.4cm" svg:height="4.4cm" svg:x="7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4cm" svg:height="1.65cm" svg:x="10.1cm" svg:y="7.163cm">
          <draw:text-box>
            <text:p><text:span text:style-name="T1">|a|</text:span></text:p>
          </draw:text-box>
        </draw:frame>
        <draw:line draw:style-name="gr4" draw:text-style-name="P1" draw:layer="layout" svg:x1="9.5cm" svg:y1="2.9cm" svg:x2="9.5cm" svg:y2="13.3cm">
          <text:p/>
        </draw:line>
        <draw:line draw:style-name="gr5" draw:text-style-name="P1" draw:layer="layout" svg:x1="2.4cm" svg:y1="8.3cm" svg:x2="15.8cm" svg:y2="8.3cm">
          <text:p/>
        </draw:line>
        <draw:line draw:style-name="gr5" draw:text-style-name="P1" draw:layer="layout" svg:x1="9.5cm" svg:y1="8.3cm" svg:x2="10.9cm" svg:y2="6.7cm">
          <text:p/>
        </draw:line>
        <draw:frame draw:style-name="gr2" draw:text-style-name="P3" draw:layer="layout" svg:width="1cm" svg:height="1.65cm" svg:x="8.4cm" svg:y="8.35cm">
          <draw:text-box>
            <text:p><text:span text:style-name="T1">0</text:span></text:p>
          </draw:text-box>
        </draw:frame>
        <draw:frame draw:style-name="gr2" draw:text-style-name="P3" draw:layer="layout" svg:width="2.3cm" svg:height="1.65cm" svg:x="11.7cm" svg:y="8.3cm">
          <draw:text-box>
            <text:p><text:span text:style-name="T1">|a|</text:span></text:p>
          </draw:text-box>
        </draw:frame>
        <draw:frame draw:style-name="gr2" draw:text-style-name="P3" draw:layer="layout" svg:width="2.3cm" svg:height="1.65cm" svg:x="5.8cm" svg:y="8.3cm">
          <draw:text-box>
            <text:p><text:span text:style-name="T1">-|a|</text:span></text:p>
          </draw:text-box>
        </draw:frame>
        <draw:frame draw:style-name="gr2" draw:text-style-name="P3" draw:layer="layout" svg:width="2.3cm" svg:height="1.65cm" svg:x="9.5cm" svg:y="5.1cm">
          <draw:text-box>
            <text:p><text:span text:style-name="T1">|a| j</text:span></text:p>
          </draw:text-box>
        </draw:frame>
        <draw:frame draw:style-name="gr2" draw:text-style-name="P3" draw:layer="layout" svg:width="2.3cm" svg:height="1.65cm" svg:x="9.6cm" svg:y="10.6cm">
          <draw:text-box>
            <text:p><text:span text:style-name="T1">-|a| j</text:span></text:p>
          </draw:text-box>
        </draw:frame>
        <draw:custom-shape draw:style-name="gr6" draw:text-style-name="P1" draw:layer="layout" svg:width="0.5cm" svg:height="0.6cm" svg:x="13.799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6cm" svg:x="4.799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7cm" svg:height="1.65cm" svg:x="12.2cm" svg:y="6.4cm">
          <draw:text-box>
            <text:p text:style-name="P1"><text:span text:style-name="T1">z=2a</text:span></text:p>
            <text:p><text:span text:style-name="T2">(a&gt;0</text:span><text:span text:style-name="T2">の場合</text:span><text:span text:style-name="T2">)</text:span></text:p>
          </draw:text-box>
        </draw:frame>
        <draw:frame draw:style-name="gr2" draw:text-style-name="P3" draw:layer="layout" svg:width="3.7cm" svg:height="1.65cm" svg:x="3.3cm" svg:y="6.4cm">
          <draw:text-box>
            <text:p text:style-name="P1"><text:span text:style-name="T1">z=2a</text:span></text:p>
            <text:p><text:span text:style-name="T2">(a&lt;0</text:span><text:span text:style-name="T2">の場合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6-03T20:50:30</dc:date>
    <dc:creator>tokai </dc:creator>
    <meta:editing-duration>PT18M2S</meta:editing-duration>
    <meta:editing-cycles>22</meta:editing-cycles>
    <meta:generator>LibreOffice/3.5$Linux_x86 LibreOffice_project/350m1$Build-2</meta:generator>
    <meta:document-statistic meta:object-count="17"/>
  </office:meta>
</office:document-meta>
</file>